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style:font-name="Liberation Mono"/>
    </style:style>
    <style:style style:name="P2" style:family="paragraph" style:parent-style-name="Text_20_body">
      <style:paragraph-properties fo:line-height="115%" fo:text-align="center" style:justify-single-word="false"/>
      <style:text-properties style:font-name="Liberation Mono" fo:font-weight="bold" style:font-weight-asian="bold" style:font-weight-complex="bold"/>
    </style:style>
    <style:style style:name="T1" style:family="text">
      <style:text-properties officeooo:rsid="000406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.seed(500)</text:p>
      <text:p text:style-name="P1">library(MASS)</text:p>
      <text:p text:style-name="P1">setwd("~/DOCUMENTS/Rdatasets")</text:p>
      <text:p text:style-name="P1"><text:span text:style-name="T1">d</text:span>ata &lt;- read.csv("diabetes.csv")</text:p>
      <text:p text:style-name="P1">demo &lt;- read.csv("diabetes.csv")</text:p>
      <text:p text:style-name="P1">apply(data,2,function(x) sum(is.na(x)))</text:p>
      <text:p text:style-name="P1">index &lt;- sample(1:nrow(data),round(0.75*nrow(data)))</text:p>
      <text:p text:style-name="P1">train &lt;- data[index,]</text:p>
      <text:p text:style-name="P1">test &lt;- data[-index,]</text:p>
      <text:p text:style-name="P1">lm.fit &lt;- glm(Outcome~., data=train)</text:p>
      <text:p text:style-name="P1">summary(lm.fit)</text:p>
      <text:p text:style-name="P1">pr.lm &lt;- predict(lm.fit,test)</text:p>
      <text:p text:style-name="P1">MSE.lm &lt;- sum((pr.lm - test$Outcome)^2)/nrow(test)</text:p>
      <text:p text:style-name="P1">MSE.lm</text:p>
      <text:p text:style-name="P1">maxs &lt;- apply(data, 2, max) </text:p>
      <text:p text:style-name="P1">mins &lt;- apply(data, 2, min)</text:p>
      <text:p text:style-name="P1">scaled &lt;- as.data.frame(scale(data, center = mins, scale = maxs - mins))</text:p>
      <text:p text:style-name="P1">train_ &lt;- scaled[index,]</text:p>
      <text:p text:style-name="P1">test_ &lt;- scaled[-index,]</text:p>
      <text:p text:style-name="P1">library(neuralnet)</text:p>
      <text:p text:style-name="P1">n &lt;- names(train_)</text:p>
      <text:p text:style-name="P1">f &lt;- as.formula(paste("Outcome ~", paste(n[!n %in% "Outcome"], collapse = " + ")))</text:p>
      <text:p text:style-name="P1">nn &lt;- neuralnet(f,data=train_,hidden=7,linear.output=T,rep=40,stepmax=1e6,threshold = 0.01,learningrate = 0.01)</text:p>
      <text:p text:style-name="P1">plot(nn,rep = "best")</text:p>
      <text:p text:style-name="P1">nn$net.result[[1]]</text:p>
      <text:p text:style-name="P1">nn1=ifelse(nn$net.result[[1]]&gt;0.50,1,0)</text:p>
      <text:p text:style-name="P1">misClassificationError=mean(train_$Outcome!=nn1)</text:p>
      <text:p text:style-name="P1"><text:soft-page-break/>misClassificationError</text:p>
      <text:p text:style-name="P1">outputvspred=cbind(train$Outcome,nn1)</text:p>
      <text:p text:style-name="P1">outputvspred</text:p>
      <text:p text:style-name="P1">new.output=compute(nn,test_[,1:8])</text:p>
      <text:p text:style-name="P1">nn2=ifelse(new.output$net.result[,1]&gt;0.5,1,0)</text:p>
      <text:p text:style-name="P1">misClassificationError1=mean(test_$Outcome!=nn2)</text:p>
      <text:p text:style-name="P1">misClassificationError1</text:p>
      <text:p text:style-name="P1">outputvspred1=cbind(test_$Outcome,nn2)</text:p>
      <text:p text:style-name="P1">outputvspred1</text:p>
      <text:p text:style-name="P1">pr.nn &lt;- compute(nn,test_[,1:8])</text:p>
      <text:p text:style-name="P1">pr.nn</text:p>
      <text:p text:style-name="P1">pr.nn_ &lt;- pr.nn$net.Age*(max(data$Age)-min(data$Age))+min(data$Age)</text:p>
      <text:p text:style-name="P1">test.r &lt;- (test_$Age)*(max(data$Age)-min(data$Age))+min(data$Age)</text:p>
      <text:p text:style-name="P1">MSE.nn &lt;- sum((test.r - pr.nn_)^2)/nrow(test_)</text:p>
      <text:p text:style-name="P1">print(paste(MSE.lm,MSE.nn))</text:p>
      <text:p text:style-name="P1">par(mfrow=c(1,2))</text:p>
      <text:p text:style-name="P2">#plotting graphs and inferences</text:p>
      <text:p text:style-name="P1">library(tidyverse)</text:p>
      <text:p text:style-name="P1">diabetes = read.csv("diabetes.csv")</text:p>
      <text:p text:style-name="P1">ggplot(data = diabetes) +</text:p>
      <text:p text:style-name="P1"><text:s text:c="2"/>geom_point(mapping = aes(x=Glucose, y=Insulin, color = Outcome))+scale_color_gradient(low="blue", high="red")+labs(title="scattered plot of correlation between glucose and insulin")</text:p>
      <text:p text:style-name="P1"/>
      <text:p text:style-name="P1">ggplot(data = diabetes) +</text:p>
      <text:p text:style-name="P1"><text:s text:c="2"/>geom_point(mapping = aes(x=Insulin, y= SkinThickness, color = Outcome))+scale_color_gradient(low="blue", high="red")+labs(title="scattered plot of correlation between skin thickness and insulin")</text:p>
      <text:p text:style-name="P1"/>
      <text:p text:style-name="P1"><text:soft-page-break/></text:p>
      <text:p text:style-name="P1">ggplot(data = diabetes) +</text:p>
      <text:p text:style-name="P1"><text:s text:c="2"/>geom_point(mapping = aes(x=BloodPressure, y=BMI, color = Outcome))+scale_color_gradient(low="blue", high="red")+labs(title="scattered plot of correlation between blood pressure and BMI")</text:p>
      <text:p text:style-name="P1"/>
      <text:p text:style-name="P1"><text:span text:style-name="T1">gg</text:span>plot(data = diabetes) +</text:p>
      <text:p text:style-name="P1"><text:s text:c="2"/>geom_point(mapping = aes(x=Age, y=Insulin, color = Outcome))+scale_color_gradient(low="blue", high="red")+labs(title="scattered plot of correlation between <text:s/>Age and Insulin")</text:p>
      <text:p text:style-name="P1"/>
      <text:p text:style-name="P1">library(ggplot2) # Data visualization</text:p>
      <text:p text:style-name="P1">library(readr) # CSV file I/O, e.g. the read_csv function</text:p>
      <text:p text:style-name="P1">library(base)</text:p>
      <text:p text:style-name="P1"><text:span text:style-name="T1">li</text:span>brary(ggplot2)</text:p>
      <text:p text:style-name="P1">ggplot(data,aes(x = Age, fill = factor(Outcome))) +geom_bar(position='dodge') +labs(title="age vs outcome")</text:p>
      <text:p text:style-name="P1"/>
      <text:p text:style-name="P1">library(ggplot2)</text:p>
      <text:p text:style-name="P1">ggplot(data,aes(x=Age,fill=factor(Outcome)))+geom_density(alpha=0.4)+scale_fill_manual(values=c("red", "blue"))+labs(title="Distribution of Age")</text:p>
      <text:p text:style-name="P1">#ggplot(data,aes(x=Age,fill=factor(Outcome)))+geom_bar(position="Dodge")+scale_fill_manual(values=c("red","blue"))+labs(title="age Vs Outcome")</text:p>
      <text:p text:style-name="P1"/>
      <text:p text:style-name="P1">ggplot(data,aes(x=Pregnancies,fill=factor(Outcome)))+geom_bar(position="Dodge")+scale_fill_manual(values=c("red","blue"))+scale_x_continuous(limits=c(0,16))+labs(title="Pregnancies Vs Outcome")</text:p>
      <text:p text:style-name="P1">ggplot(data,aes(x=Pregnancies,fill=factor(Outcome)))<text:soft-page-break/>+geom_density(alpha=0.4)+scale_fill_manual(values=c("red", "blue"))+labs(title="Distribution pregnencies")</text:p>
      <text:p text:style-name="P1"/>
      <text:p text:style-name="P1">ggplot(data,aes(x=Glucose,fill=factor(Outcome)))+geom_bar(position="Dodge")+scale_fill_manual(values=c("red","blue"))+scale_x_continuous(limits=c(0,16))+labs(title="GLUCOSE <text:s/>Vs OUTCOME")</text:p>
      <text:p text:style-name="P1">ggplot(data,aes(x=Glucose,fill=factor(Outcome)))+geom_density(alpha=0.4)+scale_fill_manual(values=c("red", "blue"))+labs(title="Distribution Glucose")</text:p>
      <text:p text:style-name="P1"/>
      <text:p text:style-name="P1">#library(readr)</text:p>
      <text:p text:style-name="P1">#p &lt;- ggplot(data, aes(x=Glucose, y=Insulin, Outcome)) +</text:p>
      <text:p text:style-name="P1"><text:s/># geom_point(size=2) +</text:p>
      <text:p text:style-name="P1"><text:s text:c="2"/>#theme_light(base_size=16) + </text:p>
      <text:p text:style-name="P1"><text:s text:c="2"/>#ggtitle("Glucose <text:s/>vs. Insulin")+scale_color_gradient(low="blue", high="red")</text:p>
      <text:p text:style-name="P1">#p</text:p>
      <text:p text:style-name="P1">#q=ggplot(aes(x = Glucose, y = Insulin), data = train) +</text:p>
      <text:p text:style-name="P1"><text:s/># geom_point(aes(color = Outcome))</text:p>
      <text:p text:style-name="P1">#q</text:p>
      <text:p text:style-name="P1"/>
      <text:p text:style-name="P1">ggplot(data,aes(Glucose, col=Outcome))+ <text:s/>geom_histogram(bins=40,color="lightsalmon1" ,fill="springgreen") + <text:s text:c="2"/>facet_grid(Outcome ~ .)</text:p>
      <text:p text:style-name="P1">ggplot(data,aes(Pregnancies, col=Outcome))+ <text:s/>geom_histogram(bins=40,color="lightsalmon1" ,fill="springgreen") + <text:s text:c="2"/>facet_grid(Outcome ~ .)</text:p>
      <text:p text:style-name="P1">ggplot(data,aes(Insulin, col=Outcome))+ <text:s/>geom_histogram(bins=40,color="lightsalmon1" ,fill="springgreen") + <text:s text:c="2"/>facet_grid(Outcome ~ .)</text:p>
      <text:p text:style-name="P1">ggplot(data,aes(SkinThickness, col=Outcome))+ <text:s/>geom_histogram(bins=40,color="lightsalmon1" ,fill="springgreen") + <text:s text:c="2"/>facet_grid(Outcome ~ .)</text:p>
      <text:p text:style-name="P1"><text:soft-page-break/>ggplot(data,aes(Age, col=Outcome))+ <text:s/>geom_histogram(bins=40,color="lightsalmon1" ,fill="springgreen") + <text:s text:c="2"/>facet_grid(Outcome ~ .)</text:p>
      <text:p text:style-name="P1"/>
      <text:p text:style-name="P1">library("ggcorrplot")</text:p>
      <text:p text:style-name="P1">corr &lt;- cor(data[c(1,2,3,4,5,6,7,8)])</text:p>
      <text:p text:style-name="P1"/>
      <text:p text:style-name="P1">ggcorrplot(corr, hc.order = TRUE, </text:p>
      <text:p text:style-name="P1"><text:s text:c="11"/>type = "full", </text:p>
      <text:p text:style-name="P1"><text:s text:c="11"/>lab = TRUE, </text:p>
      <text:p text:style-name="P1"><text:s text:c="11"/>lab_size = 2, </text:p>
      <text:p text:style-name="P1"><text:s text:c="11"/>method="circle", </text:p>
      <text:p text:style-name="P1"><text:s text:c="11"/>#colors = c("slateblue4", "lightsalmon1", "springgreen3"), </text:p>
      <text:p text:style-name="P1"><text:s text:c="11"/>title="Correlogram of all attributes", </text:p>
      <text:p text:style-name="P1"><text:s text:c="11"/>ggtheme=theme_bw)</text:p>
      <text:p text:style-name="P1"/>
      <text:p text:style-name="P1">ggplot(data,aes(SkinThickness,Glucose)) +geom_boxplot(aes(fill=factor(Outcome)))+labs(list(title = "skinthickness vs glucose",x = "skin thickness",y = "glucose")) </text:p>
      <text:p text:style-name="P1"/>
      <text:p text:style-name="P1">#plot(data$Glucose, data$Insulin, xlab="glucose (years)", ylab="insulin (inches)", xlim=c(0,200), ylim=c(0,800), main="Height vs Weight", pch=20, cex.main=1.2, frame.plot=FALSE , col=ifelse(data$Outcome==1, "red", "blue"))</text:p>
      <text:p text:style-name="P1"/>
      <text:p text:style-name="P1">#ggplot(data=train, aes(Glucose,Pregnancies)) + geom_jitter(aes(colour = Outcome))</text:p>
      <text:p text:style-name="P1">ggplot(data=train, aes(Glucose,fill= Outcome)) + geom_bar(color = "yellow", width = 1) +xlab("Glucose") + ylab("Total People") + theme(axis.text.x=element_text(angle=75, hjust=1)) + ggtitle("Glucose and Diab<text:span text:style-name="T1">e</text:span>ties")</text:p>
      <text:p text:style-name="P1"/>
      <text:p text:style-name="P1"><text:soft-page-break/></text:p>
      <text:p text:style-name="P1"/>
      <text:p text:style-name="P1"/>
      <text:p text:style-name="P1">#train$agegroup = cut(train$Age, breaks = c(20,35,50,100), labels = FALSE) %&gt;% as.factor()</text:p>
      <text:p text:style-name="P1">train$agegroup = as.integer(train$agegroup)</text:p>
      <text:p text:style-name="P1">ggplot(data=train, aes(agegroup, fill = factor(Outcome)),y = (..count..)/sum(..count..)) + geom_bar(color = "black", width = 0.7) +xlab("AgeGroup 20-35, 35-50, 50-100") + ylab("Total People") + theme(axis.text.x=element_text(angle=75, hjust=1)) + ggtitle("Age Group and Diabities") + <text:s/>stat_bin(geom = "text",aes(label = paste(round((..count..)/sum(..count..)*100), "%")),vjust = 2)+scale_color_gradient(low="blue", high="red")</text:p>
      <text:p text:style-name="P1">#divided the age group and looked for the pregnencies in that part</text:p>
      <text:p text:style-name="P1">#train$agegroup = as.factor(train$agegroup)</text:p>
      <text:p text:style-name="P1">train$pregnant = cut(train$Glucose, breaks = c(0,70,130,200), labels = FALSE) %&gt;% as.factor()</text:p>
      <text:p text:style-name="P1">train$pregnant = as.integer(train$pregnant)</text:p>
      <text:p text:style-name="P1">ggplot(data=train, aes(pregnant, fill = factor(Outcome)),y = (..count..)/sum(..count..)) + geom_bar(color = "black", width = 0.8) +xlab("GLUCOSE levels between 0-70,70-130,130-200") + ylab("Total People") + theme(axis.text.x=element_text(angle=75, hjust=1)) + ggtitle("plot with glucose")+stat_bin(geom = "text",aes(label = paste(round((..count..)/sum(..count..)*100), "%")),vjust = 2)</text:p>
      <text:p text:style-name="P1"/>
      <text:p text:style-name="P1"/>
      <text:p text:style-name="P1">train$insulin = cut(train$Insulin, breaks = c(0,70,160,230), labels = FALSE) %&gt;% as.factor()</text:p>
      <text:p text:style-name="P1">train$insulin = as.integer(train$insulin)</text:p>
      <text:p text:style-name="P1">ggplot(data=train, aes(insulin, fill = factor(Outcome)),y = (..count..)/sum(..count..)) + geom_bar(color = "black", width = 0.8) +xlab("insulin levels between 0-70,70-160,160-200") + ylab("Total People") + theme(axis.text.x=element_text(angle=75, hjust=1)) + ggtitle("plot with insulin")+stat_bin(geom = "text",aes(label = paste(round((..count..)/sum(..count..)*100), <text:soft-page-break/>"%")),vjust = 2)</text:p>
      <text:p text:style-name="P1"/>
      <text:p text:style-name="P1">train$skin = cut(train$SkinThickness, breaks = c(0,20,60,100), labels = FALSE) %&gt;% as.factor()</text:p>
      <text:p text:style-name="P1">train$skin = as.integer(train$skin)</text:p>
      <text:p text:style-name="P1">ggplot(data=train, aes(skin, fill = factor(Outcome)),y = (..count..)/sum(..count..)) + geom_bar(color = "black", width = 0.8) +xlab("skin levels between 0-20,20-60,60-100") + ylab("Total People") + theme(axis.text.x=element_text(angle=75, hjust=1)) + ggtitle("plot with skin")+stat_bin(geom = "text",aes(label = paste(round((..count..)/sum(..count..)*100), "%")),vjust = 2)</text:p>
      <text:p text:style-name="P1"/>
      <text:p text:style-name="P1"/>
      <text:p text:style-name="P1"/>
      <text:p text:style-name="P1">train$bmi = cut(train$BMI, breaks = c(0,30,50,60), labels = FALSE) %&gt;% as.factor()</text:p>
      <text:p text:style-name="P1">train$bmi = as.integer(train$skin)</text:p>
      <text:p text:style-name="P1">ggplot(data=train, aes(bmi, fill = factor(Outcome)),y = (..count..)/sum(..count..)) + geom_bar(color = "black", width = 0.8) +xlab("bmi levels between 0-20,20-60,60-100") + ylab("Total People") + theme(axis.text.x=element_text(angle=75, hjust=1)) + ggtitle("plot with bmi")+stat_bin(geom = "text",aes(label = paste(round((..count..)/sum(..count..)*100), "%")),vjust = 2)</text:p>
      <text:p text:style-name="P1"/>
      <text:p text:style-name="P1"/>
      <text:p text:style-name="P1">train$bp = cut(train$BloodPressure, breaks = c(50,60,70,80,90,100,110,120), labels = FALSE) %&gt;% as.factor()</text:p>
      <text:p text:style-name="P1">train$bp = as.integer(train$bp)</text:p>
      <text:p text:style-name="P1">ggplot(data=train, aes(bp, fill = factor(Outcome)),y = (..count..)/sum(..count..)) + geom_bar(color = "black", width = 0.8) +xlab("blood pressure between 50-60,60-70,70-80,80-90,90-100,100-110,110-120") + ylab("Total People") + theme(axis.text.x=element_text(angle=75, hjust=1)) + ggtitle("plot with blood pressure")+stat_bin(geom = "text",aes(label = paste(round((..count..)/sum(..count..)*100), "%")),vjust = 2)</text:p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8:27:56.199000000</meta:creation-date>
    <dc:date>2017-12-15T18:33:38.183000000</dc:date>
    <meta:editing-duration>PT5M42S</meta:editing-duration>
    <meta:editing-cycles>1</meta:editing-cycles>
    <meta:document-statistic meta:table-count="0" meta:image-count="0" meta:object-count="0" meta:page-count="8" meta:paragraph-count="114" meta:word-count="719" meta:character-count="8837" meta:non-whitespace-character-count="8112"/>
    <meta:generator>LibreOffice/5.0.4.2$Windows_x86 LibreOffice_project/2b9802c1994aa0b7dc6079e128979269cf95bc78</meta:generator>
  </office:meta>
</office:document-meta>
</file>